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3040000015F8D65FFFA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onospace" fo:font-size="66pt" fo:font-style="italic" fo:font-weight="normal" style:font-size-asian="66pt" style:font-style-asian="italic" style:font-weight-asian="normal" style:font-size-complex="66pt" style:font-style-complex="italic" style:font-weight-complex="normal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2" text:anchor-type="paragraph" svg:x="-2cm" svg:y="15.928cm" svg:width="21.59cm" svg:height="10.012cm" draw:z-index="0"><draw:image xlink:href="Pictures/10000201000003040000015F8D65FFFA.png" xlink:type="simple" xlink:show="embed" xlink:actuate="onLoad"/></draw:frame></text:p>
      <text:p text:style-name="P1">Antología Poética Hacker y Ensayística Liberta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erta </meta:initial-creator>
    <meta:creation-date>2012-03-11T18:56:05</meta:creation-date>
    <meta:document-statistic meta:table-count="0" meta:image-count="1" meta:object-count="0" meta:page-count="1" meta:paragraph-count="1" meta:word-count="6" meta:character-count="49" meta:non-whitespace-character-count="44"/>
    <dc:date>2012-03-11T18:57:03</dc:date>
    <dc:creator>omerta </dc:creator>
    <meta:editing-duration>PT58S</meta:editing-duration>
    <meta:editing-cycles>1</meta:editing-cycles>
    <meta:generator>LibreOffice/3.4$Linux LibreOffice_project/340m1$Build-502</meta:generator>
  </office:meta>
</office:document-meta>
</file>